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10d1f0" officeooo:paragraph-rsid="000cd561" fo:background-color="#ff6600"/>
    </style:style>
    <style:style style:name="P5" style:family="paragraph" style:parent-style-name="Standard">
      <style:paragraph-properties fo:text-align="start" style:justify-single-word="false"/>
      <style:text-properties officeooo:rsid="0010d1f0" officeooo:paragraph-rsid="000cdf9b" fo:background-color="#ff6600"/>
    </style:style>
    <style:style style:name="P6" style:family="paragraph" style:parent-style-name="Standard">
      <style:paragraph-properties fo:text-align="start" style:justify-single-word="false"/>
      <style:text-properties officeooo:rsid="000cd561" officeooo:paragraph-rsid="000cd561" fo:background-color="transparent"/>
    </style:style>
    <style:style style:name="P7" style:family="paragraph" style:parent-style-name="Standard">
      <style:paragraph-properties fo:text-align="start" style:justify-single-word="false"/>
      <style:text-properties officeooo:rsid="000cdf9b" officeooo:paragraph-rsid="000cdf9b" fo:background-color="transparent"/>
    </style:style>
    <style:style style:name="P8" style:family="paragraph" style:parent-style-name="Standard">
      <style:paragraph-properties fo:text-align="center" style:justify-single-word="false"/>
      <style:text-properties officeooo:rsid="000cd561" officeooo:paragraph-rsid="000cd561"/>
    </style:style>
    <style:style style:name="P9" style:family="paragraph" style:parent-style-name="Standard">
      <style:paragraph-properties fo:text-align="start" style:justify-single-word="false"/>
      <style:text-properties officeooo:rsid="0014c4e8" officeooo:paragraph-rsid="0014c4e8"/>
    </style:style>
    <style:style style:name="T1" style:family="text">
      <style:text-properties fo:background-color="transparent" loext:char-shading-value="0"/>
    </style:style>
    <style:style style:name="T2" style:family="text">
      <style:text-properties officeooo:rsid="000dcf2f"/>
    </style:style>
    <style:style style:name="T3" style:family="text">
      <style:text-properties officeooo:rsid="000dcf2f" fo:background-color="#ffffff"/>
    </style:style>
    <style:style style:name="T4" style:family="text">
      <style:text-properties officeooo:rsid="0010d1f0"/>
    </style:style>
    <style:style style:name="T5" style:family="text">
      <style:text-properties officeooo:rsid="0010d1f0" fo:background-color="#ffffff"/>
    </style:style>
    <style:style style:name="T6" style:family="text">
      <style:text-properties officeooo:rsid="000dcf2f" fo:background-color="#ff6600" loext:char-shading-value="0"/>
    </style:style>
    <style:style style:name="T7" style:family="text">
      <style:text-properties officeooo:rsid="0011c2a5" fo:background-color="#ff6600" loext:char-shading-value="0"/>
    </style:style>
    <style:style style:name="T8" style:family="text">
      <style:text-properties officeooo:rsid="0014c4e8" fo:background-color="#ff6600" loext:char-shading-value="0"/>
    </style:style>
    <style:style style:name="T9" style:family="text">
      <style:text-properties officeooo:rsid="0011c2a5"/>
    </style:style>
    <style:style style:name="T10" style:family="text">
      <style:text-properties fo:background-color="#ffffff"/>
    </style:style>
    <style:style style:name="T11" style:family="text">
      <style:text-properties officeooo:rsid="0013f03c"/>
    </style:style>
    <style:style style:name="T12" style:family="text">
      <style:text-properties officeooo:rsid="0013f03c" fo:background-color="#ffffff"/>
    </style:style>
    <style:style style:name="T13" style:family="text">
      <style:text-properties officeooo:rsid="000cdf9b"/>
    </style:style>
    <style:style style:name="T14" style:family="text">
      <style:text-properties officeooo:rsid="0014c4e8"/>
    </style:style>
    <style:style style:name="T15" style:family="text">
      <style:text-properties officeooo:rsid="0014c4e8"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Info0601/Info0604</text:p>
      <text:p text:style-name="P1"/>
      <text:p text:style-name="P9">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4">r</text:span> une partie. L’UDP va servir à la connexion, le TCP au échanges nécessaires pour le jeu.</text:p>
      <text:p text:style-name="P2"><text:tab/>-Un client se connecte au serveur via le port UDP du serveur passé en argument. Il attend ensuite le port TCP, signe que la partie a démarré. Chaqu<text:span text:style-name="T1">e client ne communique qu’avec le serveur.</text:span></text:p>
      <text:p text:style-name="P6"><text:tab/>- Le serveur créé les threads des poissons, gère les objets… il place toutes les informations sur sa grille qui représente l’étang. Lorsqu’un poisson est créé, <text:span text:style-name="T11">on fait</text:span> une copie locale du poisson sur le client . <text:span text:style-name="T11">Il</text:span> re<text:span text:style-name="T11">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3">Ça limite la quantité d’info envoyé à chaque fois.</text:span></text:p>
      <text:p text:style-name="P4"/>
      <text:p text:style-name="P3"><text:tab/>- Lorsque le joueur pose sa <text:span text:style-name="T10">ligne, </text:span><text:span text:style-name="T15">le client</text:span><text:span text:style-name="T10"> envoie la position au serveur, qui l’indique alors dans sa grille ? →</text:span><text:span text:style-name="T15"> Le serveur</text:span><text:span text:style-name="T5"> le met sur la grille et le thread poisson gère les </text:span><text:span text:style-name="T15">réactions</text:span><text:span text:style-name="T5"> du poisson en vérifiant ce qui se trouve autour de lui, par exemple au moment de se </text:span><text:span text:style-name="T15">déplacer,</text:span><text:span text:style-name="T5"> il regarde toutes les directions pour savoir si il y a une canne pas loin. </text:span><text:span text:style-name="T10"><text:s/>Un</text:span> « chrono » se met en place, et si le joueur relève sa ligne avant la fin du chrono (en envoyant un message au serveur), le serveur lui envoie « poisson attrapé », un point et la valeur du poisson en poireaus. On déclenche alors un événement dans la zone de 3x3, qui fait <text:span text:style-name="T9">fuir</text:span> les poissons dans cette zone pendant 5 tours.</text:p>
      <text:p text:style-name="P3"><text:tab/>- Comment gérer<text:span text:style-name="T10"> les tours </text:span><text:span text:style-name="T5">? </text:span><text:span text:style-name="T12">Un tour dure 3 secondes, ils ne sont utilisés que pour bloquer un joueur (1 tour) et garder les poissons en mode fuite (5 tours)</text:span></text:p>
      <text:p text:style-name="P5"/>
      <text:p text:style-name="P5"/>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2">Le serveu</text:span><text:span text:style-name="T3">r informe que le joueur a bien pêché un pneu (Mais alors qui gère la pêche réellement ? Serveur ou client ? Est-ce que le client sait que c’est un pneu qu’il pêche ? Ou le joueur pêche dans cette case et le serveur lui informe que c’est un pneu) → Le joueur indique au serveur ou il a posé sa ligne si un pneu se trouve sur cette case, le serveur lui dit qu’il est bloque a cause d’un obstacle., le joueur est alors bloqué (être bloqué, c’est le joueur qui le gère ou le serveur ? Ce serait plus pratique le joueur, mai</text:span><text:span text:style-name="T2">s est-ce que ce serait mieux? Si c’est le joueur qui gère, le serveur doit être au courant que le j</text:span><text:span text:style-name="T3">oueur est bloqué ? Rien que dire « J1 est bloqué parce qu’il a pêché un pneu ») → <text:s/>Le joueur gère il a un chrono a lui : en temps normal il doit y avoir 3 secondes entre chaque deplacement de ligne donc s’il tombe sur un pneu il augmente son chrono de 3 secondes.</text:span></text:p>
      <text:p text:style-name="P7"><text:tab/>-Dynamite : <text:span text:style-name="T2">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7"><text:tab/>-Requin : <text:span text:style-name="T2">Est ce que le client sait direct qu’il pêche un requin → <text:s/>Meme comportement que la dynamite et le pneu</text:span></text:p>
      <text:p text:style-name="P3"><text:tab/>-<text:span text:style-name="T2">Fin du jeu : dès qu’un joueur a 15 points, le client associé envoie le message au serveur, la partie se termine, tous les objets sont détruits et les threads sont arrêtés</text:span></text:p>
      <text:p text:style-name="P3"><text:tab/>- <text:span text:style-name="T2">En cas de déconnexion, la partie prend 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1:54:51.703789849</meta:creation-date>
    <dc:date>2020-03-19T13:39:30.426039146</dc:date>
    <meta:editing-duration>PT44M12S</meta:editing-duration>
    <meta:editing-cycles>5</meta:editing-cycles>
    <meta:generator>LibreOffice/5.1.6.2$Linux_X86_64 LibreOffice_project/10m0$Build-2</meta:generator>
    <meta:document-statistic meta:table-count="0" meta:image-count="0" meta:object-count="0" meta:page-count="1" meta:paragraph-count="14" meta:word-count="718" meta:character-count="3780" meta:non-whitespace-character-count="3060"/>
  </office:meta>
</office:document-meta>
</file>